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56.07mm"/>
    </style:style>
    <style:style style:name="co16" style:family="table-column">
      <style:table-column-properties fo:break-before="auto" style:column-width="32.61mm"/>
    </style:style>
    <style:style style:name="co17" style:family="table-column">
      <style:table-column-properties fo:break-before="auto" style:column-width="20.32mm"/>
    </style:style>
    <style:style style:name="co18" style:family="table-column">
      <style:table-column-properties fo:break-before="auto" style:column-width="24.13mm"/>
    </style:style>
    <style:style style:name="co19" style:family="table-column">
      <style:table-column-properties fo:break-before="auto" style:column-width="121.99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0">
      <style:text-properties style:text-position=""/>
    </style:style>
    <style:style style:name="ce38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6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30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2" style:family="table-cell" style:parent-style-name="Default" style:data-style-name="N0">
      <style:table-cell-properties fo:background-color="#ffffff" fo:border="0.06pt solid #000000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1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1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2_handed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athletics_2|knows_power_draw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 itm_axe_a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2|knows_power_draw_2|knows_power_strike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xe_a, itm_axe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3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axe_c, itm_long_bearded_axe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10)|wp_melee(150)</text:p>
          </table:table-cell>
          <table:table-cell table:style-name="ce30" office:value-type="string" calcext:value-type="string">
            <text:p>knows_common|knows_athletics_4|knows_power_draw_3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4|knows_shield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3|knows_ironflesh_5|knows_shield_5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3|knows_ironflesh_4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strike_4|knows_ironflesh_6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power_strike_6|knows_ironflesh_8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_reward,</text:p>
          </table:table-cell>
          <table:table-cell table:style-name="ce18" office:value-type="string" calcext:value-type="string">
            <text:p>itm_beorn_shield_rewa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power_strike_4|knows_ironflesh_6|knows_shield_7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fur_coat, itm_blue_tunic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itm_axe_a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er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light_a, itm_dale_light_a_good, itm_dale_med_b_bad, 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 itm_axe_a, itm_axe_b, itm_axe_c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<text:s/>itm_dale_light_a, itm_dale_light_a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ale_sword, itm_axe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ironflesh_1|knows_power_dra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b,itm_dale_helmet_b, itm_dale_helmet_b_good, </text:p>
          </table:table-cell>
          <table:table-cell table:style-name="ce18" office:value-type="string" calcext:value-type="string">
            <text:p>itm_dale_med_b,itm_dale_med_b_bad,itm_dale_med_b_ok,itm_dale_med_b_bad,itm_dale_med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a, itm_axe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itm_dale_helmet_c,</text:p>
          </table:table-cell>
          <table:table-cell table:style-name="ce18" office:value-type="string" calcext:value-type="string">
            <text:p>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b, itm_axe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_good,itm_dale_helmet_c_good,</text:p>
          </table:table-cell>
          <table:table-cell table:style-name="ce18" office:value-type="string" calcext:value-type="string">
            <text:p>itm_dale_med_c,itm_dale_med_c_bad,itm_dale_med_c_good,itm_dale_med_c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60)|wp_melee(180)</text:p>
          </table:table-cell>
          <table:table-cell table:style-name="ce30" office:value-type="string" calcext:value-type="string">
            <text:p>knows_ironflesh_2|knows_power_draw_4|knows_power_strike_1|knows_athletics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d_ba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sword_broad,itm_axe_d, 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heavy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b_good,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c, itm_dale_med_c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heavy_b,itm_dale_heavy_b_good, itm_dale_heavy_b_pelt, itm_dale_heavy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ironflesh_5|knows_power_strike_4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b, itm_dale_light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riding_2|knows_athletics_1|knows_ironflesh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dale_light_b_good, itm_dale_light_b_rein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riding_4|knows_athletics_1|knows_ironflesh_1|knows_power_strike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_good, itm_north_skullcap, itm_north_nasal_helm, itm_north_skullcap_good,</text:p>
          </table:table-cell>
          <table:table-cell table:style-name="ce18" office:value-type="string" calcext:value-type="string">
            <text:p>itm_dale_med_a_bad, itm_dale_med_a, 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itm_dale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5|knows_ironflesh_2|knows_power_strike_2|knows_shield_4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itm_north_skullcap_good,</text:p>
          </table:table-cell>
          <table:table-cell table:style-name="ce18" office:value-type="string" calcext:value-type="string">
            <text:p>itm_dale_med_a_good,itm_dale_med_a_lordly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long, itm_javelin, itm_javelin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8|knows_shield_5|knows_ironflesh_3|knows_power_strike_3|knows_power_throw_6|knows_horse_archery_5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heavy_c,itm_dale_heavy_c_good, </text:p>
          </table:table-cell>
          <table:table-cell table:style-name="ce18" office:value-type="string" calcext:value-type="string">
            <text:p>itm_leather_gloves,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7|knows_shield_6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riding_3|knows_power_draw_2|knows_horse_archery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riding_5|knows_power_draw_3|knows_ironflesh_1|knows_horse_archery_4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ironflesh_1|knows_power_strike_1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power_strike_1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1_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1" office:value-type="string" calcext:value-type="string">
            <text:p>attr_dwarf_tier_1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ironflesh_1|knows_power_strike_1</text:p>
          </table:table-cell>
          <table:table-cell table:style-name="ce34" office:value-type="string" calcext:value-type="string">
            <text:p>dwarf_face_2</text:p>
          </table:table-cell>
          <table:table-cell table:style-name="ce34" office:value-type="string" calcext:value-type="string">
            <text:p>dwarf_face_3</text:p>
          </table:table-cell>
          <table:table-cell table:style-name="ce36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1|knows_power_throw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2|knows_power_throw_2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b, 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4|knows_power_strike_5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pikeman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throw_2|knows_power_strike_5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a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throw_4|knows_power_strike_6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2_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athletics_1|knows_power_draw_1|knows_power_strike_1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3_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_lordly,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2|knows_power_draw_2|knows_power_strike_2|knows_ironflesh_2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4_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3|knows_power_draw_3|knows_power_strike_3|knows_ironflesh_3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dwarf_vest_b, 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strike_3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itm_dwarf_vest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strike_4|knows_ironflesh_5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d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7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7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9"/>
          <table:table-cell table:style-name="ce9" table:number-columns-repeated="5"/>
          <table:table-cell table:style-name="ce40"/>
          <table:table-cell table:style-name="ce40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strike_1|knows_riding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4|knows_shield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6|knows_shield_4|knows_power_strike_6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power_dra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archery(170)|wp(170)</text:p>
          </table:table-cell>
          <table:table-cell table:style-name="ce30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(220)</text:p>
          </table:table-cell>
          <table:table-cell table:style-name="ce30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melee(320)|wp_archery(300)</text:p>
          </table:table-cell>
          <table:table-cell table:style-name="ce30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7</text:p>
          </table:table-cell>
          <table:table-cell table:style-name="ce30" office:value-type="string" calcext:value-type="string">
            <text:p>wp_tier_7</text:p>
          </table:table-cell>
          <table:table-cell table:style-name="ce30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throw_3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power_throw_4|knows_athletics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4|knows_power_throw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wo_handed(320)|wp(200)</text:p>
          </table:table-cell>
          <table:table-cell table:style-name="ce30" office:value-type="string" calcext:value-type="string">
            <text:p>knows_common|knows_athletics_5|knows_power_strike_7|knows_ironflesh_5|knows_power_throw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draw_2|knows_power_thro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5|knows_power_draw_5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40"/>
          <table:table-cell table:style-name="ce40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strike_5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power_strike_6|knows_ironflesh_7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40"/>
          <table:table-cell table:style-name="ce40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power_throw_1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od_mace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riding_5|knows_power_strike_3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5" office:value-type="string" calcext:value-type="string">
            <text:p>itm_good_mace,itm_gondor_lance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riding_6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itm_gondor_auxila_helm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5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5|knows_power_draw_3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_tab_shield_c,itm_gondor_spear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melee(200)|wp_archery(200)</text:p>
          </table:table-cell>
          <table:table-cell table:style-name="ce30" office:value-type="string" calcext:value-type="string">
            <text:p>knows_common|knows_athletics_7|knows_power_draw_5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2|knows_power_strike_2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4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(360)</text:p>
          </table:table-cell>
          <table:table-cell table:style-name="ce30" office:value-type="string" calcext:value-type="string">
            <text:p>knows_common|knows_riding_8|knows_shield_4|knows_power_strike_8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draw_4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4|knows_power_strike_3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7|knows_shield_1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athletics_4|knows_power_draw_4|knows_power_strike_2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3|knows_power_strike_5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5|knows_power_draw_6|knows_power_strike_8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3|knows_power_draw_3|knows_power_strike_7|knows_ironflesh_10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5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3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3|knows_power_strike_5|knows_ironflesh_5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6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4|knows_power_draw_6|knows_power_strike_4|knows_ironflesh_10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2|knows_power_strike_2|knows_power_draw_3|knows_power_strike_4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6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5|knows_power_draw_4|knows_power_strike_3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5|knows_power_draw_5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5|knows_power_draw_4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6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5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6|knows_power_strike_7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5|knows_athletics_5|knows_power_draw_5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3|knows_power_draw_6|knows_power_strike_6|knows_ironflesh_10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power_draw_3|knows_power_strike_1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2|knows_power_draw_3|knows_power_strike_4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6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2" office:value-type="string" calcext:value-type="string">
            <text:p>knows_common|knows_athletics_5|knows_power_draw_5|knows_power_strike_7|knows_ironflesh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4|knows_athletics_4|knows_power_draw_3|knows_power_strike_6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8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5|knows_athletics_5|knows_power_strike_7|knows_ironflesh_5|knows_power_draw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melee(280)|wp_archery(240)</text:p>
          </table:table-cell>
          <table:table-cell table:style-name="ce30" office:value-type="string" calcext:value-type="string">
            <text:p>knows_common|knows_athletics_6|knows_power_draw_4|knows_power_strike_4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melee(310)|wp_archery(270)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itm_arnor_swor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360)|wp_archery(300)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20"/>
          <table:table-cell table:number-columns-repeated="1003"/>
        </table:table-row>
        <table:table-row table:style-name="ro3"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armor_a,itm_rohan_armor_b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itm_saddle_horse,</text:p>
          </table:table-cell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itm_saddle_horse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inf_helmet_a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heavy_throwing_spear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heavy_throwing_spear,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4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rohirrim_throwing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2|knows_power_throw_6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o,itm_rohan_armor_n,itm_rohan_armor_m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3|knows_power_throw_2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2h_sword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s_of_Meth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word_c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5|knows_shield_2|knows_power_strike_6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horse_archery_2|knows_riding_3|knows_power_draw_2|knows_power_throw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sho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sho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d,itm_rohan_armor_e,itm_rohan_armor_f,itm_rohan_sho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d,itm_rohan_armor_e,itm_rohan_armor_f,itm_rohan_sho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armor| tfg_helm| tfg_horse| tfg_boots,0,0,fac_rohan,[itm_rohan_archer_helmet_a,itm_rohan_archer_helmet_b,itm_rohan_armor_j,itm_rohan_armor_k,itm_rohan_armor_l,itm_rohan_light_greave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armor| tfg_helm| tfg_horse| tfg_boots,0,0,fac_rohan,[itm_rohan_archer_helmet_a,itm_rohan_archer_helmet_b,itm_rohan_armor_j,itm_rohan_armor_k,itm_rohan_armor_l,itm_rohan_light_greave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m,itm_rohan_armor_o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m,itm_rohan_armor_o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1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2|knows_power_strike_5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inf_sword,itm_rohan_cav_sword,itm_rohirrim_long_hafted_axe,itm_rohan_sword_c,itm_rohan_shield_g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7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shield_1| knows_riding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1|knows_power_strike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a,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shield_3|knows_power_strike_2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ptain_helmet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,itm_rohan_archer_helmet_c</text:p>
          </table:table-cell>
          <table:table-cell table:style-name="ce18" office:value-type="string" calcext:value-type="string">
            <text:p>,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hort_spear,itm_harad_dagger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sabre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khopesh,</text:p>
          </table:table-cell>
          <table:table-cell table:style-name="ce2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5|knows_ironflesh_6|knows_shield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|knows_power_throw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2|knows_power_draw_4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 office:value-type="string" calcext:value-type="string">
            <text:p>itm_harad_cav_helm_a,</text:p>
          </table:table-cell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itm_horandor_a,itm_harad_heavy_sword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3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horse_archery_4|knows_riding_4|knows_power_draw_3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horse_archery_5|knows_riding_5|knows_power_strike_2|knows_ironflesh_3|knows_power_draw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3|knows_ironflesh_1|knows_power_strike_2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power_throw_4|knows_power_strike_4|knows_ironflesh_3|knows_athletics_3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|knows_power_throw_2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 itm_dun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b, itm_dun_helm_e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shield_3|knows_power_strike_3|knows_ironflesh_2|knows_athletics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1|knows_power_throw_4|knows_horse_archery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|knows_power_throw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|knows_power_throw_4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war_axe,itm_dun_berserker, 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itm_dun_helm_d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2|knows_power_strike_3|knows_power_throw_6|knows_horse_archery_6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h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shield_3|knows_power_strike_3|knows_ironflesh_2|knows_power_throw_7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1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5|knows_ironflesh_3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1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power_strike_2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power_throw_4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2|knows_power_strike_4|knows_ironflesh_4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throw_3|knows_power_strike_5|knows_ironflesh_6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2|knows_riding_2|knows_power_throw_2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throwing_dagger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throw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2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a_good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harpoon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shield_1|knows_power_strike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pike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pikeman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rai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c_good, itm_umb_armor_d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8|knows_shield_4|knows_power_strike_4|knows_ironflesh_3|knows_power_throw_6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litia_of_umbar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</text:p>
          </table:table-cell>
          <table:table-cell table:style-name="ce28" office:value-type="string" calcext:value-type="string">
            <text:p>itm_corsair_sword,itm_umb_shield_a,itm_umb_shield_e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1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a, itm_umb_armor_b,itm_umb_armor_a_good, itm_umb_armor_b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2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b_good, itm_umb_armor_c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4|knows_power_draw_4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marksman_of_umbar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d_good, itm_umb_armor_c_goo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a,itm_umbar_cutlass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6|knows_power_draw_5|knows_ironflesh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maraude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" calcext:value-type="string">
            <text:p>["corsair_marauder","Swordsman_of_Umbar","Swordsmen_of_Umbar"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marau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" calcext:value-type="string">
            <text:p>["corsair_veteran_marauder","Veteran_Swordsman_of_Umbar","Veteran_Swordsmen_of_Umbar"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elite_maraude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, itm_umb_armor_f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shield_2|knows_power_throw_2|knows_power_strike_4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4|knows_ironflesh_3,bandit_face1,bandit_face2]," calcext:value-type="string">
            <text:p>["corsair_elite_marauder","Corsair_Swordmaster","Corsair_Swordmasters"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_goo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5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_goo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5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pikeman_of_umba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veteran_pikeman_of_umba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_master_of_umba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, itm_umb_armor_f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pike_master_of_umba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throw_1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throw_2|knows_power_strike_3</text:p>
          </table:table-cell>
          <table:table-cell table:style-name="ce33" office:value-type="string" calcext:value-type="string">
            <text:p>orc_face2</text:p>
          </table:table-cell>
          <table:table-cell table:style-name="ce33" office:value-type="string" calcext:value-type="string">
            <text:p>orc_face3</text:p>
          </table:table-cell>
          <table:table-cell table:style-name="ce35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throw_2|knows_power_strike_4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5</text:p>
          </table:table-cell>
          <table:table-cell table:style-name="ce35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throw_3|knows_power_strike_4</text:p>
          </table:table-cell>
          <table:table-cell table:style-name="ce33" office:value-type="string" calcext:value-type="string">
            <text:p>orc_face6</text:p>
          </table:table-cell>
          <table:table-cell table:style-name="ce33" office:value-type="string" calcext:value-type="string">
            <text:p>orc_face7</text:p>
          </table:table-cell>
          <table:table-cell table:style-name="ce35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6|knows_power_strike_4</text:p>
          </table:table-cell>
          <table:table-cell table:style-name="ce33" office:value-type="string" calcext:value-type="string">
            <text:p>orc_face8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7|knows_power_strike_5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armored_1b,itm_warg_1c,itm_warg_1b,itm_wargarmored_2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3|knows_horse_archery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itm_wargarmored_1c,itm_wargarmored_2b,itm_wargarmored_2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power_throw_5|knows_power_strike_4|knows_horse_archery_5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athletics_4|knows_power_draw_3|knows_power_strike_2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athletics_4|knows_power_draw_4|knows_power_strike_2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athletics_7|knows_power_strike_6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1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2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6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3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4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4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power_throw_3|knows_ironflesh_4|knows_shield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7|knows_power_strike_7|knows_power_draw_4|knows_ironflesh_7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9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58)</text:p>
          </table:table-cell>
          <table:table-cell table:style-name="ce30" office:value-type="string" calcext:value-type="string">
            <text:p>wp(75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30" office:value-type="string" calcext:value-type="string">
            <text:p>str_255| agi_3| int_3| cha_3|level(63)</text:p>
          </table:table-cell>
          <table:table-cell table:style-name="ce30" office:value-type="string" calcext:value-type="string">
            <text:p>wp(2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Guldur</text:p>
          </table:table-cell>
          <table:table-cell table:style-name="ce6" office:value-type="string" calcext:value-type="string">
            <text:p>Orc_Trackers_of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itm_orc_simple_spear,itm_orc_axe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3|knows_power_throw_3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strike_4|knows_power_throw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armored_1b,itm_warg_1b,itm_warg_1d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horse_archery_2|knows_riding_4|knows_power_throw_3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2b,itm_wargarmored_2c,itm_warg_1d,itm_warg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horse_archery_3|knows_power_throw_4|knows_power_strike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5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shield_1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number-columns-repeated="2" table:style-name="ce6" office:value-type="string" calcext:value-type="string">
            <text:p>Large_Orc_Tracker_of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1|knows_athletics_5|knows_power_draw_4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Guldur</text:p>
          </table:table-cell>
          <table:table-cell table:style-name="ce6" office:value-type="string" calcext:value-type="string">
            <text:p>Fell_Orc_Trackers_of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riding_1|knows_athletics_6|knows_power_draw_5|knows_power_strike_3|knows_ironflesh_2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, itm_orc_coif_good, itm_orc_buckethelm_bad, 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4|knows_power_draw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str_7| agi_7| int_4| cha_4|level(9)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_1d,itm_warg_1d,itm_warg_1b,itm_warg_1c,</text:p>
          </table:table-cell>
          <table:table-cell table:style-name="ce30" office:value-type="string" calcext:value-type="string">
            <text:p>str_9| agi_8| int_4| cha_4|level(17)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4|knows_horse_archery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4|knows_power_throw_4|knows_power_strike_4|knows_horse_archery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draw_2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_old,</text:p>
          </table:table-cell>
          <table:table-cell table:style-name="ce18" office:value-type="string" calcext:value-type="string">
            <text:p>itm_orc_javelin,itm_orc_javelin,itm_moria_orc_shield_b,itm_moria_orc_shield_c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power_strike_6|knows_power_throw_5|knows_ironflesh_7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(itm_moria_armor_e, imod_sturdy),(itm_moria_armor_e, imod_reinforced),(itm_moria_armor_e, imod_lordly)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6|knows_power_strike_4|knows_ironflesh_10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 itm_orc_throwing_arrow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5|knows_power_throw_2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 itm_orc_throwing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6|knows_power_draw_1|knows_power_throw_3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7|knows_power_draw_2|knows_power_throw_5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itm_orc_throwing_arrow, <text:s text:c="2"/>itm_orc_throwing_axes,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6|knows_power_strike_5|knows_ironflesh_4|knows_shield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  itm_orc_throwing_axes,itm_orc_shield_b,itm_orc_shield_c,],str_11| agi_9| int_4| cha_4|level(25),wp_orc_tier_4,knows_athletics_8|knows_power_throw_6|knows_power_strike_5|knows_ironflesh_4|knows_shield_4,orc_face3,orc_face8]," calcext:value-type="string">
            <text:p>["i4_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<text:s text:c="2"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8" office:value-type="string" calcext:value-type="string">
            <text:p>itm_orc_throwing_axes,itm_orc_throwing_axes_reward,</text:p>
          </table:table-cell>
          <table:table-cell table:style-name="ce18"/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10|knows_power_throw_6|knows_power_strike_7|knows_ironflesh_7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bow_5</text:p>
          </table:table-cell>
          <table:table-cell table:style-name="ce30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riding_3|knows_horse_archery_4|knows_power_throw_2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riding_4|knows_power_strike_4|knows_ironflesh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itm_wargarmored_3a,itm_wargarmored_3a,itm_warg_reward,</text:p>
          </table:table-cell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riding_6|knows_power_strike_5|knows_ironflesh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1|knows_athletics_1|knows_power_strike_1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athletics_2|knows_shield_2|knows_power_strike_3|knows_ironflesh_3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athletics_4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athletics_5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9|knows_shield_2|knows_power_strike_6|knows_power_throw_8|knows_ironflesh_7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.00.0000</text:date>, <text:time style:data-style-name="N2" text:time-value="12:01:32.5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11-29T12:02:12.921000000</dc:date>
    <meta:editing-duration>P1DT9H31M42S</meta:editing-duration>
    <meta:editing-cycles>146</meta:editing-cycles>
    <meta:document-statistic meta:table-count="2" meta:cell-count="6659" meta:object-count="0"/>
  </office:meta>
</office:document-meta>
</file>